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5.594cm" fo:min-width="6.584cm" fo:padding-top="0.151cm" fo:padding-bottom="0.151cm" fo:padding-left="0.276cm" fo:padding-right="0.276cm"/>
    </style:style>
    <style:style style:name="gr2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1.575cm"/>
      <style:paragraph-properties style:writing-mode="lr-tb"/>
    </style:style>
    <style:style style:name="gr4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c9211e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draw:textarea-vertical-align="middle" fo:min-height="0.713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draw:textarea-vertical-align="middle" fo:min-height="0.712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423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7d7"/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color="#c9211e" loext:opacity="100%" fo:font-size="16pt" fo:font-weight="bold" style:font-size-asian="20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16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72cm" svg:height="6.532cm" svg:x="0.165cm" svg:y="5.71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2" draw:layer="layout" svg:width="4.127cm" svg:height="4.127cm" svg:x="1.871cm" svg:y="7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4.037cm" svg:height="1.825cm" svg:x="1.916cm" svg:y="8.48cm">
            <draw:text-box>
              <text:p text:style-name="P3"><text:span text:style-name="T1">Exci</text:span><text:span text:style-name="T1">tator</text:span><text:span text:style-name="T1">y </text:span></text:p>
              <text:p text:style-name="P3"><text:span text:style-name="T1">Neu</text:span><text:span text:style-name="T1">rons</text:span></text:p>
            </draw:text-box>
          </draw:frame>
        </draw:g>
        <draw:custom-shape draw:style-name="gr4" draw:text-style-name="P6" draw:layer="layout" svg:width="4.128cm" svg:height="0.952cm" svg:x="1.87cm" svg:y="2.705cm">
          <text:p text:style-name="P5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3.993cm" svg:y1="3.657cm" svg:x2="3.993cm" svg:y2="7.15cm">
          <text:p/>
        </draw:line>
        <draw:frame draw:style-name="gr6" draw:text-style-name="P8" draw:layer="layout" svg:width="1.205cm" svg:height="0.963cm" svg:x="2.788cm" svg:y="3.975cm">
          <draw:text-box>
            <text:p text:style-name="P3">W</text:p>
          </draw:text-box>
        </draw:frame>
        <draw:custom-shape draw:style-name="gr7" draw:text-style-name="P10" draw:layer="layout" svg:width="7.52cm" svg:height="0.952cm" svg:x="0.2cm" svg:y="12.865cm">
          <text:p text:style-name="P9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3.934cm" svg:y1="12.865cm" svg:x2="3.934cm" svg:y2="11.595cm">
          <text:p/>
        </draw:line>
        <draw:g>
          <draw:line draw:style-name="gr9" draw:text-style-name="P7" draw:layer="layout" svg:x1="3.358cm" svg:y1="1.434cm" svg:x2="5.898cm" svg:y2="1.434cm">
            <text:p/>
          </draw:line>
          <draw:path draw:style-name="gr9" draw:text-style-name="P7" draw:layer="layout" svg:width="0.952cm" svg:height="0.952cm" svg:x="2.088cm" svg:y="0.163cm" svg:viewBox="0 0 953 953" svg:d="M0 953c80 0 238 0 238 0 159-381 159-953 239-953 79 0 79 572 238 953 0 0 159 0 238 0">
            <text:p/>
          </draw:path>
          <draw:path draw:style-name="gr10" draw:text-style-name="P11" draw:layer="layout" svg:width="0.952cm" svg:height="0.952cm" svg:x="2.406cm" svg:y="0.482cm" svg:viewBox="0 0 953 953" svg:d="M0 953c80 0 238 0 238 0 159-381 159-953 239-953 79 0 79 572 238 953 0 0 159 0 238 0z">
            <text:p/>
          </draw:path>
          <draw:path draw:style-name="gr9" draw:text-style-name="P7" draw:layer="layout" svg:width="0.952cm" svg:height="0.952cm" svg:x="2.405cm" svg:y="0.481cm" svg:viewBox="0 0 953 953" svg:d="M0 953c80 0 238 0 238 0 159-381 159-953 239-953 79 0 79 572 238 953 0 0 159 0 238 0">
            <text:p/>
          </draw:path>
          <draw:path draw:style-name="gr10" draw:text-style-name="P11" draw:layer="layout" svg:width="0.952cm" svg:height="0.952cm" svg:x="4.945cm" svg:y="1.234cm" svg:viewBox="0 0 953 953" svg:d="M0 953c80 0 238 0 238 0 159-381 159-953 239-953 79 0 79 572 238 953 0 0 159 0 238 0z">
            <text:p/>
          </draw:path>
          <draw:path draw:style-name="gr9" draw:text-style-name="P7" draw:layer="layout" svg:width="0.952cm" svg:height="0.952cm" svg:x="4.945cm" svg:y="1.234cm" svg:viewBox="0 0 953 953" svg:d="M0 953c80 0 238 0 238 0 159-381 159-953 239-953 79 0 79 572 238 953 0 0 159 0 238 0">
            <text:p/>
          </draw:path>
          <draw:line draw:style-name="gr9" draw:text-style-name="P7" draw:layer="layout" svg:x1="3.041cm" svg:y1="1.117cm" svg:x2="5.898cm" svg:y2="1.117cm">
            <text:p/>
          </draw:line>
          <draw:line draw:style-name="gr9" draw:text-style-name="P7" draw:layer="layout" svg:x1="2.088cm" svg:y1="1.434cm" svg:x2="2.405cm" svg:y2="1.434cm">
            <text:p/>
          </draw:line>
          <draw:line draw:style-name="gr9" draw:text-style-name="P7" draw:layer="layout" svg:x1="2.088cm" svg:y1="2.187cm" svg:x2="4.945cm" svg:y2="2.187cm">
            <text:p/>
          </draw:line>
          <draw:frame draw:style-name="gr11" draw:text-style-name="P12" draw:layer="layout" svg:width="1.27cm" svg:height="0.962cm" svg:x="3.675cm" svg:y="1.117cm">
            <draw:text-box>
              <text:p>...</text:p>
            </draw:text-box>
          </draw:frame>
        </draw:g>
        <draw:frame draw:style-name="gr12" draw:text-style-name="P14" draw:layer="layout" svg:width="3.175cm" svg:height="1.673cm" svg:x="3.975cm" svg:y="3.571cm">
          <draw:text-box>
            <text:p text:style-name="P13"><text:span text:style-name="T2">Anti-Hebbi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90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11-12T08:50:17.602507738</dc:date>
    <meta:editing-duration>PT2H29M49S</meta:editing-duration>
    <meta:editing-cycles>33</meta:editing-cycles>
    <meta:generator>LibreOffice/7.3.7.2$Linux_X86_64 LibreOffice_project/30$Build-2</meta:generator>
    <meta:print-date>2024-03-12T21:30:26.529276205</meta:print-date>
    <meta:printed-by>PDF files</meta:printed-by>
    <meta:document-statistic meta:object-count="21"/>
  </office:meta>
</office:document-meta>
</file>